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Jara" svg:font-family="Jar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5.512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style:font-name="Jara"/>
    </style:style>
    <style:style style:name="P2" style:family="paragraph">
      <loext:graphic-properties draw:fill-color="#ffffff"/>
    </style:style>
    <style:style style:name="T1" style:family="text">
      <style:text-properties style:font-name="Jara"/>
    </style:style>
    <style:style style:name="T2" style:family="text">
      <style:text-properties style:font-name="Ubuntu Mono"/>
    </style:style>
    <style:style style:name="T3" style:family="text">
      <style:text-properties style:font-name="Jara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1" draw:layer="layout" svg:width="25.199cm" svg:height="5.512cm" svg:x="1.4cm" svg:y="6.935cm" presentation:class="title" presentation:user-transformed="true">
          <draw:text-box>
            <text:p><text:span text:style-name="T1">Neuerungen in C++11, 14 und 17 im Kontext Performance-Analyse von HPC-Anwendung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Gliederung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racherweiterungen</text:span></text:p>
                <text:list>
                  <text:list-item>
                    <text:p><text:span text:style-name="T1">Leistungsverbesserungen zur Laufzeit</text:span></text:p>
                  </text:list-item>
                  <text:list-item>
                    <text:p><text:span text:style-name="T1">Leistungsverbesserungen zum Zeitpunkt der Kompilierung </text:span></text:p>
                  </text:list-item>
                  <text:list-item>
                    <text:p><text:span text:style-name="T1">Benutzbarkeitsverbesserungen</text:span></text:p>
                  </text:list-item>
                  <text:list-item>
                    <text:p><text:span text:style-name="T1">Funktionalitätsverbesserungen</text:span></text:p>
                  </text:list-item>
                </text:list>
              </text:list-item>
              <text:list-item>
                <text:p><text:span text:style-name="T1">Bibliothekserweiterungen</text:span></text:p>
                <text:list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Beispiele</text:span></text:p>
              </text:list-item>
              <text:list-item>
                <text:p><text:span text:style-name="T1">Kompatibilität mit Score-P / Vampi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Spracherweiterungen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3.675cm" svg:x="1.4cm" svg:y="0.753cm" presentation:class="title" presentation:user-transformed="true">
          <draw:text-box>
            <text:p text:style-name="P1"><text:span text:style-name="T1">Kompatibilität mit Score-P / Vampir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2">std::thread</text:span><text:span text:style-name="T1"> funktioniert nicht</text:span></text:p>
                <text:list>
                  <text:list-item>
                    <text:p text:style-name="P1"><text:span text:style-name="T1">Problem: interne pthread-Erzeugung wird von Score-P nicht erkannt → ein „unbekannter Thread“ erscheint und führt zum Absturz</text:span></text:p>
                  </text:list-item>
                  <text:list-item>
                    <text:p text:style-name="P1"><text:span text:style-name="T1">Lösungsvorschlag: Toleranz für unbekannte Threads hinzufügen (nachträgliches Hinzufügen, …)</text:span></text:p>
                  </text:list-item>
                  <text:list-item>
                    <text:p text:style-name="P1"><text:span text:style-name="T1">Lösungsvorschlag: pthread-Wrapper verbessern</text:span></text:p>
                  </text:list-item>
                  <text:list-item>
                    <text:p text:style-name="P1"><text:span text:style-name="T1">Lösungsvorschlag: Source-to-Source-Transformation wie bei OpenMP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3.675cm" svg:x="1.4cm" svg:y="0.753cm" presentation:class="title" presentation:user-transformed="true">
          <draw:text-box>
            <text:p text:style-name="P1"><text:span text:style-name="T1">Kompatibilität mit Score-P / Vampir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2">auto</text:span><text:span text:style-name="T1"> funktioniert</text:span></text:p>
                <text:list>
                  <text:list-item>
                    <text:p text:style-name="P1"><text:span text:style-name="T1">da die Typherleitung zur Compilezeit stattfindet, wird alles korrekt wiedergegeben</text:span></text:p>
                  </text:list-item>
                </text:list>
                <text:p><text:span text:style-name="T1">folding expressions funktionieren</text:span></text:p>
                <text:list>
                  <text:list-item>
                    <text:p><text:span text:style-name="T1">die Funktionssignatur wird vom Compiler generiert und von Score-P korrekt erkannt</text:span></text:p>
                  </text:list-item>
                </text:list>
                <text:p><text:span text:style-name="T2">std::mutex</text:span><text:span text:style-name="T1"> funktioniert zum Teil</text:span></text:p>
                <text:list>
                  <text:list-item>
                    <text:p><text:span text:style-name="T1">Lock/unlock wird korrekt erkannt, allerdings nur in Form der internen Repräsentation als </text:span><text:span text:style-name="T2">pthread_mutex_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3.675cm" svg:x="1.4cm" svg:y="0.753cm" presentation:class="title" presentation:user-transformed="true">
          <draw:text-box>
            <text:p text:style-name="P1"><text:span text:style-name="T1">Kompatibilität mit Score-P / Vampir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2">std::atomic</text:span><text:span text:style-name="T1"> funktioniert nicht</text:span></text:p>
                <text:list>
                  <text:list-item>
                    <text:p text:style-name="P1"><text:span text:style-name="T1">das Programm funktioniert fehlerlos, die Operationen auf atomics werden von Score-P allerdings nicht erkan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Quellen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p><text:span text:style-name="T1">J.D. Garcia, B. Stroustrup: </text:span><text:span text:style-name="T3">Improving performance <text:s/>and maintainability through refactoring in C++11,</text:span><text:span text:style-name="T1">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Jara" svg:font-family="Jar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Stephan</meta:initial-creator>
    <meta:creation-date>2016-06-05T18:23:43.411288662</meta:creation-date>
    <dc:date>2016-06-07T00:52:42.743340812</dc:date>
    <dc:creator>Jan Stephan</dc:creator>
    <meta:editing-duration>PT15M30S</meta:editing-duration>
    <meta:editing-cycles>2</meta:editing-cycles>
    <meta:generator>LibreOffice/5.1.3.2$Linux_X86_64 LibreOffice_project/10m0$Build-2</meta:generator>
    <meta:document-statistic meta:object-count="48"/>
  </office:meta>
</office:document-meta>
</file>